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6bf13" officeooo:paragraph-rsid="0016bf13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</text:p>
      <text:p text:style-name="P1">Name 1:</text:p>
      <text:p text:style-name="P1">Name 2:</text:p>
      <text:p text:style-name="P1"/>
      <text:p text:style-name="P1">Compute the minimum closure of this set of FDs:</text:p>
      <text:p text:style-name="P1"/>
      <text:p text:style-name="P1">F = { A → <text:s/>BC, B <text:s/>→ CE, A → E, AC → H, D → B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9:52:33.479786815</meta:creation-date>
    <dc:date>2015-05-11T09:55:10.109989864</dc:date>
    <meta:editing-duration>PT2M36S</meta:editing-duration>
    <meta:editing-cycles>1</meta:editing-cycles>
    <meta:document-statistic meta:table-count="0" meta:image-count="0" meta:object-count="0" meta:page-count="1" meta:paragraph-count="5" meta:word-count="32" meta:character-count="111" meta:non-whitespace-character-count="82"/>
    <meta:generator>LibreOffice/4.3.7.2$Linux_X86_64 LibreOffice_project/430m0$Build-2</meta:generator>
  </office:meta>
</office:document-meta>
</file>